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rebuchet MS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TOPHER STENQVIST</text:p>
      <text:p text:style-name="P1"><text:a xlink:type="simple" xlink:href="mailto:capodacac@gmail.com">capodacac@gmail.com</text:a></text:p>
      <text:p text:style-name="P2"/>
      <text:p text:style-name="P3">CODE-FOO 2013</text:p>
      <text:p text:style-name="P2"><text:span text:style-name="T1">1.</text:span><text:a xlink:type="simple" xlink:href="https://www.youtube.com/watch?v=vED9oq1uonU&amp;list=UUGLSofS6h1oyvsYiW91dn0g&amp;index=1">https://www.youtube.com/watch?v=vED9oq1uonU&amp;list=UUGLSofS6h1oyvsYiW91dn0g&amp;index=1</text:a> </text:p>
      <text:p text:style-name="P2"/>
      <text:p text:style-name="P2"><text:s text:c="4"/>bloopers:<text:a xlink:type="simple" xlink:href="http://www.youtube.com/watch?v=zTCVAf-X2W4&amp;list=UUGLSofS6h1oyvsYiW91dn0g">http://www.youtube.com/watch?v=zTCVAf-X2W4&amp;list=UUGLSofS6h1oyvsYiW91dn0g</text:a> </text:p>
      <text:p text:style-name="P2"><text:s text:c="4"/>bloopers: <text:a xlink:type="simple" xlink:href="http://www.youtube.com/watch?v=zTCVAf-X2W4&amp;list=UUGLSofS6h1oyvsYiW91dn0g">http://www.youtube.com/watch?v=zTCVAf-X2W4&amp;list=UUGLSofS6h1oyvsYiW91dn0g</text:a> </text:p>
      <text:p text:style-name="P2"/>
      <text:p text:style-name="P2">2. How many gamers are in San Francisco Bay Area? Describe each step in your thought process.</text:p>
      <text:p text:style-name="P2"><text:s text:c="4"/>a) The amount of gamers in the USA is roughly around 211.5 million according to USA Today(1).</text:p>
      <text:p text:style-name="P2"><text:s text:c="4"/>b) The population of the USA is roughly 313M.</text:p>
      <text:p text:style-name="P2"><text:s text:c="4"/>c) Around 67% of Americans are video gamers</text:p>
      <text:p text:style-name="P2"><text:s text:c="4"/>d)The population of the Bay Area is around 812,000.</text:p>
      <text:p text:style-name="P2"><text:s text:c="4"/>e)67% of 812,000 is 544,040 people.</text:p>
      <text:p text:style-name="P2"/>
      <text:p text:style-name="P2">3. The program is attached to the Git repository; called : WORDSEARCH</text:p>
      <text:p text:style-name="P2"/>
      <text:p text:style-name="P2">4.The program is attached to the Git repository; called :FAMILYTREE</text:p>
      <text:p text:style-name="P2"><text:s/>The data is saved in a binary search tree. The average search takes O(log n) but in worst case takes O(n).</text:p>
      <text:p text:style-name="P2"/>
      <text:p text:style-name="P2">5.The program is attached to the Git repository; called : HIGHSCORE</text:p>
      <text:p text:style-name="P2"><text:s/>I used a bubble sort, I know it is hardly the most efficient algorithm however due to time constrains it was the most productive. It scales to O(n^2).</text:p>
      <text:p text:style-name="P2"/>
      <text:p text:style-name="P2">6. The program is attached to the Git repository; called : THREELETTERWORDS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4-25T21:02:27.39</meta:creation-date>
    <dc:date>2013-04-26T00:16:32.28</dc:date>
    <meta:editing-duration>PT28M43S</meta:editing-duration>
    <meta:editing-cycles>4</meta:editing-cycles>
    <meta:generator>OpenOffice.org/3.3$Win32 OpenOffice.org_project/330m20$Build-9567</meta:generator>
    <meta:document-statistic meta:table-count="0" meta:image-count="0" meta:object-count="0" meta:page-count="1" meta:paragraph-count="18" meta:word-count="169" meta:character-count="1226"/>
  </office:meta>
</office:document-meta>
</file>